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04000000C2EF7AF6BDD022FBA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792cm" table:align="margins"/>
    </style:style>
    <style:style style:name="Table1.A" style:family="table-column">
      <style:table-column-properties style:column-width="8.396cm" style:rel-column-width="32767*"/>
    </style:style>
    <style:style style:name="Table1.B" style:family="table-column">
      <style:table-column-properties style:column-width="8.39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weight="bold" officeooo:rsid="00136c85" officeooo:paragraph-rsid="00136c85" style:font-weight-asian="bold" style:font-weight-complex="bold"/>
    </style:style>
    <style:style style:name="P2" style:family="paragraph" style:parent-style-name="Footer">
      <style:text-properties officeooo:rsid="00136c85" officeooo:paragraph-rsid="00136c85"/>
    </style:style>
    <style:style style:name="P3" style:family="paragraph" style:parent-style-name="Standard">
      <style:text-properties fo:font-size="32pt" fo:font-style="italic" fo:font-weight="bold" officeooo:rsid="0010f460" officeooo:paragraph-rsid="0010f460" style:font-size-asian="32pt" style:font-style-asian="italic" style:font-weight-asian="bold" style:font-size-complex="32pt" style:font-style-complex="italic" style:font-weight-complex="bold"/>
    </style:style>
    <style:style style:name="P4" style:family="paragraph" style:parent-style-name="Standard">
      <style:text-properties fo:font-size="20pt" fo:font-style="italic" fo:font-weight="bold" officeooo:rsid="0010f460" officeooo:paragraph-rsid="0010f460" style:font-size-asian="20pt" style:font-style-asian="italic" style:font-weight-asian="bold" style:font-size-complex="20pt" style:font-style-complex="italic" style:font-weight-complex="bold"/>
    </style:style>
    <style:style style:name="P5" style:family="paragraph" style:parent-style-name="Standard">
      <style:paragraph-properties fo:text-align="justify" style:justify-single-word="false"/>
      <style:text-properties fo:font-size="60pt" fo:font-style="italic" style:text-underline-style="solid" style:text-underline-width="auto" style:text-underline-color="font-color" fo:font-weight="bold" officeooo:rsid="0010f460" officeooo:paragraph-rsid="0010f460" style:font-size-asian="60pt" style:font-style-asian="italic" style:font-weight-asian="bold" style:font-size-complex="60pt" style:font-style-complex="italic" style:font-weight-complex="bold"/>
    </style:style>
    <style:style style:name="P6" style:family="paragraph" style:parent-style-name="Standard">
      <style:paragraph-properties fo:margin-left="0.4cm" fo:margin-right="0.499cm" fo:margin-top="0.3cm" fo:margin-bottom="0.101cm" loext:contextual-spacing="false" fo:line-height="115%" fo:text-align="justify" style:justify-single-word="false" fo:text-indent="0.199cm" style:auto-text-indent="false"/>
      <style:text-properties fo:font-size="20pt" fo:font-style="italic" fo:font-weight="bold" officeooo:rsid="0010f460" officeooo:paragraph-rsid="0010f460" style:font-size-asian="20pt" style:font-style-asian="italic" style:font-weight-asian="bold" style:font-size-complex="20pt" style:font-style-complex="italic" style:font-weight-complex="bold"/>
    </style:style>
    <style:style style:name="P7" style:family="paragraph" style:parent-style-name="Table_20_Contents">
      <style:paragraph-properties fo:text-align="justify" style:justify-single-word="false"/>
      <style:text-properties fo:font-size="20pt" officeooo:rsid="0016c539" officeooo:paragraph-rsid="0016c539" style:font-size-asian="20pt" style:font-size-complex="20pt"/>
    </style:style>
    <style:style style:name="P8" style:family="paragraph" style:parent-style-name="Standard">
      <style:paragraph-properties fo:margin-left="0.7cm" fo:margin-right="0.9cm" fo:margin-top="0.499cm" fo:margin-bottom="0.3cm" loext:contextual-spacing="false" fo:line-height="115%" fo:text-align="justify" style:justify-single-word="false" fo:text-indent="0.4cm" style:auto-text-indent="false"/>
      <style:text-properties fo:font-size="20pt" fo:font-style="italic" fo:font-weight="bold" officeooo:rsid="0010f460" officeooo:paragraph-rsid="0010f460" style:font-size-asian="20pt" style:font-style-asian="italic" style:font-weight-asian="bold" style:font-size-complex="20pt" style:font-style-complex="italic" style:font-weight-complex="bold"/>
    </style:style>
    <style:style style:name="T1" style:family="text">
      <style:text-properties officeooo:rsid="0011f1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taverse</text:p>
      <text:p text:style-name="P3">REIMAGINING THE FUTURE</text:p>
      <text:p text:style-name="P3"/>
      <text:p text:style-name="P4">what exactly is the metaverse?</text:p>
      <text:p text:style-name="P8">The metaverse is a fusion of digital experiences that will enable realtime, globally connected environments in which billons of people work,play,collaborate,and socilaize in novel ways.It is also social constuction that uses web 3.0 blockchain,and computer interfaces to enable people to spend time and converse in the virtual world using <text:span text:style-name="T1">their digital identities and avatars.The metaverse will decide </text:span></text:p>
      <table:table table:name="Table1" table:style-name="Table1">
        <table:table-column table:style-name="Table1.A"/>
        <table:table-column table:style-name="Table1.B"/>
        <table:table-row>
          <table:table-cell table:style-name="Table1.A1" office:value-type="string">
            <text:p text:style-name="P7">11</text:p>
          </table:table-cell>
          <table:table-cell table:style-name="Table1.B1" office:value-type="string">
            <text:p text:style-name="P7">12</text:p>
          </table:table-cell>
        </table:table-row>
        <table:table-row>
          <table:table-cell table:style-name="Table1.A2" office:value-type="string">
            <text:p text:style-name="P7">13</text:p>
          </table:table-cell>
          <table:table-cell table:style-name="Table1.B2" office:value-type="string">
            <text:p text:style-name="P7">14</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36c85" officeooo:paragraph-rsid="00136c85" style:font-weight-asian="bold" style:font-weight-complex="bold"/>
    </style:style>
    <style:style style:name="MP2" style:family="paragraph" style:parent-style-name="Footer">
      <style:text-properties officeooo:rsid="00136c85" officeooo:paragraph-rsid="00136c8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1.56pt double #000000" style:border-line-width="0.026cm 0.026cm 0.002cm"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4.639cm" svg:y="19.103cm" svg:width="6.879cm" svg:height="5.133cm" draw:z-index="0"><draw:image xlink:href="Pictures/1000000000000104000000C2EF7AF6BDD022FBA9.jpg" xlink:type="simple" xlink:show="embed" xlink:actuate="onLoad" loext:mime-type="image/jpeg"/></draw:frame>Ilahia college if enginnering and technology</text:p>
      </style:header>
      <style:footer>
        <text:p text:style-name="MP2">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3T13:57:21.391140212</meta:creation-date>
    <dc:date>2022-10-19T10:40:50.572593805</dc:date>
    <meta:editing-duration>PT15M1S</meta:editing-duration>
    <meta:editing-cycles>4</meta:editing-cycles>
    <meta:generator>LibreOffice/6.0.7.3$Linux_X86_64 LibreOffice_project/00m0$Build-3</meta:generator>
    <meta:document-statistic meta:table-count="1" meta:image-count="1" meta:object-count="0" meta:page-count="1" meta:paragraph-count="10" meta:word-count="77" meta:character-count="516" meta:non-whitespace-character-count="448"/>
  </office:meta>
</office:document-meta>
</file>